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68mm"/>
    </style:style>
    <style:style style:name="co3" style:family="table-column">
      <style:table-column-properties fo:break-before="auto" style:column-width="3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[SPEEDS]</text:p>
          </table:table-cell>
          <table:table-cell table:style-name="ce1" office:value-type="string" calcext:value-type="string">
            <text:p>[NT]</text:p>
          </table:table-cell>
          <table:table-cell table:style-name="ce1" office:value-type="string" calcext:value-type="string">
            <text:p>Lifetime</text:p>
          </table:table-cell>
          <table:table-cell table:style-name="ce1" office:value-type="string" calcext:value-type="string">
            <text:p>Eat Times</text:p>
          </table:table-cell>
          <table:table-cell table:style-name="ce1" office:value-type="string" calcext:value-type="string">
            <text:p>Eat threshold</text:p>
          </table:table-cell>
          <table:table-cell table:style-name="ce6" office:value-type="string" calcext:value-type="string">
            <text:p>Eat speed</text:p>
          </table:table-cell>
          <table:table-cell table:style-name="ce1" office:value-type="string" calcext:value-type="string">
            <text:p>Bored Times</text:p>
          </table:table-cell>
          <table:table-cell table:style-name="ce1" office:value-type="string" calcext:value-type="string">
            <text:p>Bored threshold</text:p>
          </table:table-cell>
          <table:table-cell table:style-name="ce6" office:value-type="string" calcext:value-type="string">
            <text:p>Bored speed</text:p>
          </table:table-cell>
          <table:table-cell table:style-name="ce1" office:value-type="string" calcext:value-type="string">
            <text:p>Poop Times</text:p>
          </table:table-cell>
          <table:table-cell table:style-name="ce1" office:value-type="string" calcext:value-type="string">
            <text:p>Poop threshold</text:p>
          </table:table-cell>
          <table:table-cell table:style-name="ce6" office:value-type="string" calcext:value-type="string">
            <text:p>Poop speed</text:p>
          </table:table-cell>
          <table:table-cell table:style-name="ce1" office:value-type="string" calcext:value-type="string">
            <text:p>Sick Times</text:p>
          </table:table-cell>
          <table:table-cell table:style-name="ce1" office:value-type="string" calcext:value-type="string">
            <text:p>Sick threshold</text:p>
          </table:table-cell>
          <table:table-cell table:style-name="ce6" office:value-type="string" calcext:value-type="string">
            <text:p>Sick speed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main</text:p>
          </table:table-cell>
          <table:table-cell table:formula="of:=CONCATENATE(&quot;[&quot;;[.I2];&quot;,&quot;;[.L2];&quot;,&quot;;[.O2];&quot;,&quot;;[.R2];&quot;]&quot;)" office:value-type="string" office:string-value="[5,7,10,16]" calcext:value-type="string">
            <text:p>[5,7,10,16]</text:p>
          </table:table-cell>
          <table:table-cell table:style-name="ce5" table:formula="of:=CONCATENATE(&quot;[&quot;;[.H2];&quot;,&quot;;[.K2];&quot;,&quot;;[.N2];&quot;,&quot;;[.Q2];&quot;]&quot;)" office:value-type="string" office:string-value="[7,7,7,7]" calcext:value-type="string">
            <text:p>[7,7,7,7]</text:p>
          </table:table-cell>
          <table:table-cell table:formula="of:=60*3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LOOR([.$F2]/(([.G2]*[.H2])+(11-[.H2])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LOOR([.$F2]/(([.J2]*[.K2])+(11-[.K2]))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LOOR([.$F2]/(([.M2]*[.N2])+(11-[.N2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FLOOR([.$F2]/(([.P2]*[.Q2])+(11-[.Q2]))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enager</text:p>
          </table:table-cell>
          <table:table-cell/>
          <table:table-cell office:value-type="string" calcext:value-type="string">
            <text:p>thinny</text:p>
          </table:table-cell>
          <table:table-cell table:formula="of:=CONCATENATE(&quot;[&quot;;[.I4];&quot;,&quot;;[.L4];&quot;,&quot;;[.O4];&quot;,&quot;;[.R4];&quot;]&quot;)" office:value-type="string" office:string-value="[1694,1800,2618,1800]" calcext:value-type="string">
            <text:p>[1694,1800,2618,1800]</text:p>
          </table:table-cell>
          <table:table-cell table:style-name="ce5" table:formula="of:=CONCATENATE(&quot;[&quot;;[.H4];&quot;,&quot;;[.K4];&quot;,&quot;;[.N4];&quot;,&quot;;[.Q4];&quot;]&quot;)" office:value-type="string" office:string-value="[6,5,7,5]" calcext:value-type="string">
            <text:p>[6,5,7,5]</text:p>
          </table:table-cell>
          <table:table-cell table:formula="of:=60*60*8" office:value-type="float" office:value="28800" calcext:value-type="float">
            <text:p>288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LOOR([.$F4]/(([.G4]*[.H4])+(11-[.H4])))" office:value-type="float" office:value="1694" calcext:value-type="float">
            <text:p>16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LOOR([.$F4]/(([.J4]*[.K4])+(11-[.K4])))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FLOOR([.$F4]/(([.M4]*[.N4])+(11-[.N4])))" office:value-type="float" office:value="2618" calcext:value-type="float">
            <text:p>26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LOOR([.$F4]/(([.P4]*[.Q4])+(11-[.Q4])))" office:value-type="float" office:value="1800" calcext:value-type="float">
            <text:p>180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atty</text:p>
          </table:table-cell>
          <table:table-cell table:formula="of:=CONCATENATE(&quot;[&quot;;[.I5];&quot;,&quot;;[.L5];&quot;,&quot;;[.O5];&quot;,&quot;;[.R5];&quot;]&quot;)" office:value-type="string" office:string-value="[900,1371,1371,1600]" calcext:value-type="string">
            <text:p>[900,1371,1371,1600]</text:p>
          </table:table-cell>
          <table:table-cell table:style-name="ce5" table:formula="of:=CONCATENATE(&quot;[&quot;;[.H5];&quot;,&quot;;[.K5];&quot;,&quot;;[.N5];&quot;,&quot;;[.Q5];&quot;]&quot;)" office:value-type="string" office:string-value="[7,5,5,7]" calcext:value-type="string">
            <text:p>[7,5,5,7]</text:p>
          </table:table-cell>
          <table:table-cell table:formula="of:=60*60*8" office:value-type="float" office:value="28800" calcext:value-type="float">
            <text:p>288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LOOR([.$F5]/(([.G5]*[.H5])+(11-[.H5])))"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LOOR([.$F5]/(([.J5]*[.K5])+(11-[.K5])))" office:value-type="float" office:value="1371" calcext:value-type="float">
            <text:p>13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LOOR([.$F5]/(([.M5]*[.N5])+(11-[.N5])))"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LOOR([.$F5]/(([.P5]*[.Q5])+(11-[.Q5])))" office:value-type="float" office:value="1600" calcext:value-type="float">
            <text:p>160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icky</text:p>
          </table:table-cell>
          <table:table-cell table:formula="of:=CONCATENATE(&quot;[&quot;;[.I6];&quot;,&quot;;[.L6];&quot;,&quot;;[.O6];&quot;,&quot;;[.R6];&quot;]&quot;)" office:value-type="string" office:string-value="[1515,2618,2618,1800]" calcext:value-type="string">
            <text:p>[1515,2618,2618,1800]</text:p>
          </table:table-cell>
          <table:table-cell table:style-name="ce5" table:formula="of:=CONCATENATE(&quot;[&quot;;[.H6];&quot;,&quot;;[.K6];&quot;,&quot;;[.N6];&quot;,&quot;;[.Q6];&quot;]&quot;)" office:value-type="string" office:string-value="[8,8,8,5]" calcext:value-type="string">
            <text:p>[8,8,8,5]</text:p>
          </table:table-cell>
          <table:table-cell table:formula="of:=60*60*8" office:value-type="float" office:value="28800" calcext:value-type="float">
            <text:p>288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LOOR([.$F6]/(([.G6]*[.H6])+(11-[.H6])))"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FLOOR([.$F6]/(([.J6]*[.K6])+(11-[.K6])))"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FLOOR([.$F6]/(([.M6]*[.N6])+(11-[.N6])))" office:value-type="float" office:value="2618" calcext:value-type="float">
            <text:p>26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LOOR([.$F6]/(([.P6]*[.Q6])+(11-[.Q6])))" office:value-type="float" office:value="1800" calcext:value-type="float">
            <text:p>180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orman</text:p>
          </table:table-cell>
          <table:table-cell table:formula="of:=CONCATENATE(&quot;[&quot;;[.I7];&quot;,&quot;;[.L7];&quot;,&quot;;[.O7];&quot;,&quot;;[.R7];&quot;]&quot;)" office:value-type="string" office:string-value="[1152,1600,1600,2618]" calcext:value-type="string">
            <text:p>[1152,1600,1600,2618]</text:p>
          </table:table-cell>
          <table:table-cell table:style-name="ce5" table:formula="of:=CONCATENATE(&quot;[&quot;;[.H7];&quot;,&quot;;[.K7];&quot;,&quot;;[.N7];&quot;,&quot;;[.Q7];&quot;]&quot;)" office:value-type="string" office:string-value="[7,7,7,7]" calcext:value-type="string">
            <text:p>[7,7,7,7]</text:p>
          </table:table-cell>
          <table:table-cell table:formula="of:=60*60*8" office:value-type="float" office:value="28800" calcext:value-type="float">
            <text:p>288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LOOR([.$F7]/(([.G7]*[.H7])+(11-[.H7])))" office:value-type="float" office:value="1152" calcext:value-type="float">
            <text:p>11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LOOR([.$F7]/(([.J7]*[.K7])+(11-[.K7])))"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LOOR([.$F7]/(([.M7]*[.N7])+(11-[.N7])))"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FLOOR([.$F7]/(([.P7]*[.Q7])+(11-[.Q7])))" office:value-type="float" office:value="2618" calcext:value-type="float">
            <text:p>261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Thinny+1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inny+2</text:p>
          </table:table-cell>
          <table:table-cell table:style-name="ce2" office:value-type="string" calcext:value-type="string">
            <text:p>starca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inny+3</text:p>
          </table:table-cell>
          <table:table-cell table:style-name="ce1" office:value-type="string" calcext:value-type="string">
            <text:p>docca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inny+OK</text:p>
          </table:table-cell>
          <table:table-cell table:style-name="ce3" office:value-type="string" calcext:value-type="string">
            <text:p>slimcat</text:p>
          </table:table-cell>
          <table:table-cell table:formula="of:=CONCATENATE(&quot;[&quot;;[.I12];&quot;,&quot;;[.L12];&quot;,&quot;;[.O12];&quot;,&quot;;[.R12];&quot;]&quot;)" office:value-type="string" office:string-value="[11076,3000,11076,39272]" calcext:value-type="string">
            <text:p>[11076,3000,11076,39272]</text:p>
          </table:table-cell>
          <table:table-cell table:style-name="ce5" table:formula="of:=CONCATENATE(&quot;[&quot;;[.H12];&quot;,&quot;;[.K12];&quot;,&quot;;[.N12];&quot;,&quot;;[.Q12];&quot;]&quot;)" office:value-type="string" office:string-value="[7,7,7,5]" calcext:value-type="string">
            <text:p>[7,7,7,5]</text:p>
          </table:table-cell>
          <table:table-cell table:formula="of:=60*60*24*5" office:value-type="float" office:value="432000" calcext:value-type="float">
            <text:p>432000</text:p>
          </table:table-cell>
          <table:table-cell table:formula="of:=5*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FLOOR([.$F12]/(([.G12]*[.H12])+(11-[.H12])))" office:value-type="float" office:value="11076" calcext:value-type="float">
            <text:p>11076</text:p>
          </table:table-cell>
          <table:table-cell table:formula="of:=5*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FLOOR([.$F12]/(([.J12]*[.K12])+(11-[.K12])))" office:value-type="float" office:value="3000" calcext:value-type="float">
            <text:p>3000</text:p>
          </table:table-cell>
          <table:table-cell table:formula="of:=5*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FLOOR([.$F12]/(([.M12]*[.N12])+(11-[.N12])))" office:value-type="float" office:value="11076" calcext:value-type="float">
            <text:p>110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FLOOR([.$F12]/(([.P12]*[.Q12])+(11-[.Q12])))" office:value-type="float" office:value="39272" calcext:value-type="float">
            <text:p>3927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atty+1</text:p>
          </table:table-cell>
          <table:table-cell table:style-name="ce2" office:value-type="string" calcext:value-type="string">
            <text:p>starca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tty+2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tty+3</text:p>
          </table:table-cell>
          <table:table-cell table:style-name="ce1" office:value-type="string" calcext:value-type="string">
            <text:p>bigca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tty+OK</text:p>
          </table:table-cell>
          <table:table-cell table:style-name="ce3" office:value-type="string" calcext:value-type="string">
            <text:p>ballcat</text:p>
          </table:table-cell>
          <table:table-cell table:formula="of:=CONCATENATE(&quot;[&quot;;[.I16];&quot;,&quot;;[.L16];&quot;,&quot;;[.O16];&quot;,&quot;;[.R16];&quot;]&quot;)" office:value-type="string" office:string-value="[3000,2769,3963,39272]" calcext:value-type="string">
            <text:p>[3000,2769,3963,39272]</text:p>
          </table:table-cell>
          <table:table-cell table:style-name="ce5" table:formula="of:=CONCATENATE(&quot;[&quot;;[.H16];&quot;,&quot;;[.K16];&quot;,&quot;;[.N16];&quot;,&quot;;[.Q16];&quot;]&quot;)" office:value-type="string" office:string-value="[7,5,7,7]" calcext:value-type="string">
            <text:p>[7,5,7,7]</text:p>
          </table:table-cell>
          <table:table-cell table:formula="of:=60*60*24*5" office:value-type="float" office:value="432000" calcext:value-type="float">
            <text:p>432000</text:p>
          </table:table-cell>
          <table:table-cell table:formula="of:=5*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FLOOR([.$F16]/(([.G16]*[.H16])+(11-[.H16])))" office:value-type="float" office:value="3000" calcext:value-type="float">
            <text:p>3000</text:p>
          </table:table-cell>
          <table:table-cell table:formula="of:=5*6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FLOOR([.$F16]/(([.J16]*[.K16])+(11-[.K16])))" office:value-type="float" office:value="2769" calcext:value-type="float">
            <text:p>2769</text:p>
          </table:table-cell>
          <table:table-cell table:formula="of:=5*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FLOOR([.$F16]/(([.M16]*[.N16])+(11-[.N16])))" office:value-type="float" office:value="3963" calcext:value-type="float">
            <text:p>39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FLOOR([.$F16]/(([.P16]*[.Q16])+(11-[.Q16])))" office:value-type="float" office:value="39272" calcext:value-type="float">
            <text:p>3927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icky+1</text:p>
          </table:table-cell>
          <table:table-cell table:style-name="ce1" office:value-type="string" calcext:value-type="string">
            <text:p>longca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cky+2</text:p>
          </table:table-cell>
          <table:table-cell table:style-name="ce1" office:value-type="string" calcext:value-type="string">
            <text:p>bigca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cky+3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cky+OK</text:p>
          </table:table-cell>
          <table:table-cell office:value-type="string" calcext:value-type="string">
            <text:p>emocat</text:p>
          </table:table-cell>
          <table:table-cell table:formula="of:=CONCATENATE(&quot;[&quot;;[.I20];&quot;,&quot;;[.L20];&quot;,&quot;;[.O20];&quot;,&quot;;[.R20];&quot;]&quot;)" office:value-type="string" office:string-value="[5204,5333,11076,27000]" calcext:value-type="string">
            <text:p>[5204,5333,11076,27000]</text:p>
          </table:table-cell>
          <table:table-cell table:style-name="ce5" table:formula="of:=CONCATENATE(&quot;[&quot;;[.H20];&quot;,&quot;;[.K20];&quot;,&quot;;[.N20];&quot;,&quot;;[.Q20];&quot;]&quot;)" office:value-type="string" office:string-value="[8,5,7,5]" calcext:value-type="string">
            <text:p>[8,5,7,5]</text:p>
          </table:table-cell>
          <table:table-cell table:formula="of:=60*60*24*5" office:value-type="float" office:value="432000" calcext:value-type="float">
            <text:p>432000</text:p>
          </table:table-cell>
          <table:table-cell table:formula="of:=5*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FLOOR([.$F20]/(([.G20]*[.H20])+(11-[.H20])))" office:value-type="float" office:value="5204" calcext:value-type="float">
            <text:p>5204</text:p>
          </table:table-cell>
          <table:table-cell table:formula="of:=5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FLOOR([.$F20]/(([.J20]*[.K20])+(11-[.K20])))" office:value-type="float" office:value="5333" calcext:value-type="float">
            <text:p>5333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FLOOR([.$F20]/(([.M20]*[.N20])+(11-[.N20])))" office:value-type="float" office:value="11076" calcext:value-type="float">
            <text:p>110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LOOR([.$F20]/(([.P20]*[.Q20])+(11-[.Q20])))" office:value-type="float" office:value="27000" calcext:value-type="float">
            <text:p>2700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rman+1</text:p>
          </table:table-cell>
          <table:table-cell office:value-type="string" calcext:value-type="string">
            <text:p>longcat</text:p>
          </table:table-cell>
          <table:table-cell office:value-type="string" calcext:value-type="string">
            <text:p>-&gt; STARC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rman+2</text:p>
          </table:table-cell>
          <table:table-cell office:value-type="string" calcext:value-type="string">
            <text:p>bigcat</text:p>
          </table:table-cell>
          <table:table-cell office:value-type="string" calcext:value-type="string">
            <text:p>-&gt; STARCAT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rman+3</text:p>
          </table:table-cell>
          <table:table-cell office:value-type="string" calcext:value-type="string">
            <text:p>doccat</text:p>
          </table:table-cell>
          <table:table-cell office:value-type="string" calcext:value-type="string">
            <text:p>-&gt; STARCAT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rman+OK</text:p>
          </table:table-cell>
          <table:table-cell table:style-name="ce4" office:value-type="string" calcext:value-type="string">
            <text:p>starcat</text:p>
          </table:table-cell>
          <table:table-cell table:formula="of:=CONCATENATE(&quot;[&quot;;[.I24];&quot;,&quot;;[.L24];&quot;,&quot;;[.O24];&quot;,&quot;;[.R24];&quot;]&quot;)" office:value-type="string" office:string-value="[3963,3000,5837,39272]" calcext:value-type="string">
            <text:p>[3963,3000,5837,39272]</text:p>
          </table:table-cell>
          <table:table-cell table:style-name="ce5" table:formula="of:=CONCATENATE(&quot;[&quot;;[.H24];&quot;,&quot;;[.K24];&quot;,&quot;;[.N24];&quot;,&quot;;[.Q24];&quot;]&quot;)" office:value-type="string" office:string-value="[7,7,7,7]" calcext:value-type="string">
            <text:p>[7,7,7,7]</text:p>
          </table:table-cell>
          <table:table-cell table:formula="of:=60*60*24*5" office:value-type="float" office:value="432000" calcext:value-type="float">
            <text:p>432000</text:p>
          </table:table-cell>
          <table:table-cell table:formula="of:=5*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FLOOR([.$F24]/(([.G24]*[.H24])+(11-[.H24])))" office:value-type="float" office:value="3963" calcext:value-type="float">
            <text:p>3963</text:p>
          </table:table-cell>
          <table:table-cell table:formula="of:=5*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FLOOR([.$F24]/(([.J24]*[.K24])+(11-[.K24])))" office:value-type="float" office:value="3000" calcext:value-type="float">
            <text:p>3000</text:p>
          </table:table-cell>
          <table:table-cell table:formula="of:=5*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FLOOR([.$F24]/(([.M24]*[.N24])+(11-[.N24])))" office:value-type="float" office:value="5837" calcext:value-type="float">
            <text:p>58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FLOOR([.$F24]/(([.P24]*[.Q24])+(11-[.Q24])))" office:value-type="float" office:value="39272" calcext:value-type="float">
            <text:p>39272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08:04:48.901297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1:52:23.623631000</meta:creation-date>
    <dc:date>2017-02-25T11:30:30.727447000</dc:date>
    <meta:editing-duration>PT3H35M52S</meta:editing-duration>
    <meta:editing-cycles>38</meta:editing-cycles>
    <meta:generator>LibreOffice/5.0.2.2$MacOSX_X86_64 LibreOffice_project/37b43f919e4de5eeaca9b9755ed688758a8251fe</meta:generator>
    <meta:document-statistic meta:table-count="1" meta:cell-count="195" meta:object-count="0"/>
  </office:meta>
</office:document-meta>
</file>